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15753Controller.test( Data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setD1( String d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setD2( String 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ContentTests.formContentIsNotDupli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.get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get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